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paragraph-properties fo:text-align="center" style:justify-single-word="false"/>
      <style:text-properties style:text-underline-style="none"/>
    </style:style>
    <style:style style:name="P3" style:family="paragraph" style:parent-style-name="Standard">
      <style:text-properties style:text-underline-style="none"/>
    </style:style>
    <style:style style:name="P4" style:family="paragraph" style:parent-style-name="Standard" style:list-style-name="L2">
      <style:text-properties style:text-underline-style="none"/>
    </style:style>
    <style:style style:name="P5" style:family="paragraph" style:parent-style-name="Standard" style:list-style-name="L3">
      <style:text-properties style:text-underline-style="none"/>
    </style:style>
    <style:style style:name="P6" style:family="paragraph" style:parent-style-name="Standard" style:list-style-name="L4">
      <style:text-properties style:text-underline-style="none"/>
    </style:style>
    <style:style style:name="P7" style:family="paragraph" style:parent-style-name="Standard" style:list-style-name="L5">
      <style:text-properties style:text-underline-style="none"/>
    </style:style>
    <style:style style:name="P8" style:family="paragraph" style:parent-style-name="Standard" style:list-style-name="L6">
      <style:text-properties style:text-underline-style="none"/>
    </style:style>
    <style:style style:name="P9" style:family="paragraph" style:parent-style-name="Standard">
      <style:text-properties style:text-underline-style="none" officeooo:rsid="000c0aba" officeooo:paragraph-rsid="000c0aba"/>
    </style:style>
    <style:style style:name="P10" style:family="paragraph" style:parent-style-name="Standard" style:list-style-name="L7">
      <style:text-properties style:text-underline-style="none" officeooo:rsid="000c0aba" officeooo:paragraph-rsid="000c0aba"/>
    </style:style>
    <style:style style:name="P11" style:family="paragraph" style:parent-style-name="Standard" style:list-style-name="L7">
      <style:text-properties style:text-underline-style="none" officeooo:rsid="000dc785" officeooo:paragraph-rsid="000dc785"/>
    </style:style>
    <style:style style:name="P12" style:family="paragraph" style:parent-style-name="Standard" style:list-style-name="L7">
      <style:text-properties style:text-underline-style="none" officeooo:rsid="000f96e6" officeooo:paragraph-rsid="000f96e6"/>
    </style:style>
    <style:style style:name="P13" style:family="paragraph" style:parent-style-name="Standard" style:list-style-name="L7">
      <style:text-properties style:text-underline-style="none" officeooo:rsid="001006a8" officeooo:paragraph-rsid="001006a8"/>
    </style:style>
    <style:style style:name="P14" style:family="paragraph" style:parent-style-name="Standard" style:list-style-name="L7">
      <style:text-properties style:text-underline-style="none" officeooo:rsid="00107857" officeooo:paragraph-rsid="00107857"/>
    </style:style>
    <style:style style:name="P15" style:family="paragraph" style:parent-style-name="Standard" style:list-style-name="L7">
      <style:text-properties style:text-underline-style="none" officeooo:rsid="0011c86d" officeooo:paragraph-rsid="0011c86d"/>
    </style:style>
    <style:style style:name="P16" style:family="paragraph" style:parent-style-name="Standard" style:list-style-name="L7">
      <style:text-properties style:text-underline-style="none" officeooo:rsid="0011e667" officeooo:paragraph-rsid="0011e667"/>
    </style:style>
    <style:style style:name="P17" style:family="paragraph" style:parent-style-name="Standard" style:list-style-name="L1">
      <style:text-properties fo:color="#000000" style:text-underline-style="none"/>
    </style:style>
    <style:style style:name="P18" style:family="paragraph" style:parent-style-name="Standard">
      <style:paragraph-properties fo:break-before="page"/>
      <style:text-properties style:text-underline-style="none" officeooo:rsid="000c0aba" officeooo:paragraph-rsid="000c0aba"/>
    </style:style>
    <style:style style:name="T1" style:family="text">
      <style:text-properties officeooo:rsid="000dc785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0e8b0a" fo:background-color="#ffff00" loext:char-shading-value="0"/>
    </style:style>
    <style:style style:name="T4" style:family="text">
      <style:text-properties officeooo:rsid="001006a8"/>
    </style:style>
    <style:style style:name="T5" style:family="text">
      <style:text-properties officeooo:rsid="001098ca"/>
    </style:style>
    <style:style style:name="T6" style:family="text">
      <style:text-properties officeooo:rsid="0011e667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freveiw Outline</text:p>
      <text:p text:style-name="P1"/>
      <text:p text:style-name="P1">Introduction</text:p>
      <text:list xml:id="list7515936595602306593" text:style-name="L1">
        <text:list-item>
          <text:p text:style-name="P17">Start off with discussing the importance and novelty of DF's work</text:p>
          <text:list>
            <text:list-item>
              <text:p text:style-name="P17">Why beneficial mutations?</text:p>
              <text:list>
                <text:list-item>
                  <text:p text:style-name="P17">They haven't been studied as much as deleterious and neutral mutations</text:p>
                  <text:list>
                    <text:list-item>
                      <text:p text:style-name="P17">review some key past theory and experiments</text:p>
                    </text:list-item>
                  </text:list>
                </text:list-item>
                <text:list-item>
                  <text:p text:style-name="P17">They are responsible for long-term adaptation</text:p>
                  <text:list>
                    <text:list-item>
                      <text:p text:style-name="P17">review some key past theory and experiments</text:p>
                    </text:list-item>
                    <text:list-item>
                      <text:p text:style-name="P17">how is this related to you research?</text:p>
                    </text:list-item>
                  </text:list>
                </text:list-item>
              </text:list>
            </text:list-item>
            <text:list-item>
              <text:p text:style-name="P17">What is the focus of this paper?</text:p>
              <text:list>
                <text:list-item>
                  <text:p text:style-name="P17">What is the biological question that is being addressed in this paper?</text:p>
                </text:list-item>
                <text:list-item>
                  <text:p text:style-name="P17">What is being modeled and how does that relate to the question?</text:p>
                  <text:list>
                    <text:list-item>
                      <text:p text:style-name="P17">verbal assumptions, but no parameter details</text:p>
                    </text:list-item>
                    <text:list-item>
                      <text:p text:style-name="P17">biological applications and relationship to your research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>The basic model</text:p>
      <text:list xml:id="list3727841790884435583" text:style-name="L2">
        <text:list-item>
          <text:p text:style-name="P4">What are the parameters and key biological relationships (BRIEF, HEURISTIC)</text:p>
          <text:list>
            <text:list-item>
              <text:p text:style-name="P4">discuss the parameters and some basic definitions</text:p>
            </text:list-item>
            <text:list-item>
              <text:p text:style-name="P4">discuss fitness classes and how adaptation occurs</text:p>
            </text:list-item>
          </text:list>
        </text:list-item>
        <text:list-item>
          <text:p text:style-name="P4">Introduce the two regimes that can occur in this model (BRIEF, HEURISTIC)</text:p>
          <text:list>
            <text:list-item>
              <text:p text:style-name="P4">What is the qualitative distinction? What is the meaning of strong selection weak mutation and weak selection strong mutation</text:p>
            </text:list-item>
            <text:list-item>
              <text:p text:style-name="P4">what is the qualitative behavior of each</text:p>
            </text:list-item>
          </text:list>
        </text:list-item>
        <text:list-item>
          <text:p text:style-name="P4">Discuss the successional regime (BRIEF, HEURISTIC)</text:p>
          <text:list>
            <text:list-item>
              <text:p text:style-name="P4">Provide details of parameters involved, their relative strengths</text:p>
            </text:list-item>
            <text:list-item>
              <text:p text:style-name="P4">Mathematical description of the successional regime</text:p>
            </text:list-item>
          </text:list>
        </text:list-item>
        <text:list-item>
          <text:p text:style-name="P4">Discuss the concurrent mutations regime (BRIEF, HEURISTIC)</text:p>
          <text:list>
            <text:list-item>
              <text:p text:style-name="P4">Provide details of parameters involved, their relative strengths</text:p>
            </text:list-item>
            <text:list-item>
              <text:p text:style-name="P4">Mathematical description of the concurrent mutations regime</text:p>
            </text:list-item>
          </text:list>
        </text:list-item>
        <text:list-item>
          <text:p text:style-name="P4">Discuss the regime of interst for the paper (BRIEF, HEURISTIC)</text:p>
          <text:list>
            <text:list-item>
              <text:p text:style-name="P4">The successional regime is trivial, so the focus of the rest of the paper is on the concurrent regime</text:p>
            </text:list-item>
          </text:list>
        </text:list-item>
      </text:list>
      <text:p text:style-name="P1"/>
      <text:p text:style-name="P1">Mutation-selection balance (DETAILED)</text:p>
      <text:list xml:id="list4135781430143921495" text:style-name="L3">
        <text:list-item>
          <text:p text:style-name="P5">Discuss the behavior of the nose</text:p>
          <text:list>
            <text:list-item>
              <text:p text:style-name="P5">Follow the </text:p>
            </text:list-item>
          </text:list>
        </text:list-item>
        <text:list-item>
          <text:p text:style-name="P5"/>
        </text:list-item>
      </text:list>
      <text:p text:style-name="P1"/>
      <text:p text:style-name="P1">Deleterious mutations</text:p>
      <text:list xml:id="list6517116763501851596" text:style-name="L4">
        <text:list-item>
          <text:p text:style-name="P6">werw</text:p>
        </text:list-item>
        <text:list-item>
          <text:p text:style-name="P6"/>
        </text:list-item>
      </text:list>
      <text:p text:style-name="P1"/>
      <text:p text:style-name="P1">Varying “s”</text:p>
      <text:list xml:id="list6933397458229218945" text:style-name="L5">
        <text:list-item>
          <text:p text:style-name="P7">werwe</text:p>
        </text:list-item>
        <text:list-item>
          <text:p text:style-name="P7"/>
        </text:list-item>
      </text:list>
      <text:p text:style-name="P1"><text:soft-page-break/></text:p>
      <text:p text:style-name="P1">Conclusion</text:p>
      <text:list xml:id="list2391240253442057833" text:style-name="L6">
        <text:list-item>
          <text:p text:style-name="P8">asfsd</text:p>
        </text:list-item>
        <text:list-item>
          <text:p text:style-name="P8"/>
        </text:list-item>
      </text:list>
      <text:p text:style-name="P1"/>
      <text:p text:style-name="P18">Summary</text:p>
      <text:p text:style-name="P9">Introduction</text:p>
      <text:list xml:id="list7845276697000442945" text:style-name="L7">
        <text:list-item>
          <text:p text:style-name="P10">beneficial mutations are drive long-term adaptation, but they are not as well understood as deleterious and neutral</text:p>
        </text:list-item>
        <text:list-item>
          <text:p text:style-name="P10">successional regime (strong selection weak mutation): between selective sweeps there is one ruling population; usually occurs in small to moderate sized populations</text:p>
        </text:list-item>
        <text:list-item>
          <text:p text:style-name="P10">concurrent mutations regime (strong selection strong mutation): many mutant lineages present simultaneously in population; selection not dominated by drift (N<text:span text:style-name="T1">e</text:span>&gt;&gt;1/s).</text:p>
          <text:list>
            <text:list-item>
              <text:p text:style-name="P10">ex. Viral populations and simple eukaryotic</text:p>
            </text:list-item>
            <text:list-item>
              <text:p text:style-name="P10">leads to variation in fitness which <text:span text:style-name="T1">disappears due to selection acting on it. It is only fueled by new mutations</text:span></text:p>
            </text:list-item>
            <text:list-item>
              <text:p text:style-name="P11">goal of article is to understand balance between new mutations and selection</text:p>
            </text:list-item>
          </text:list>
        </text:list-item>
        <text:list-item>
          <text:p text:style-name="P11">S<text:span text:style-name="T4">M</text:span>R and CMR require selection to dominate drift (Ne&gt;&gt;1/s), but with weakly beneficial mutations</text:p>
          <text:list>
            <text:list-item>
              <text:p text:style-name="P11">Note that in small populations (Ne~1/s) so selective forces cannot overcome drift</text:p>
            </text:list-item>
            <text:list-item>
              <text:p text:style-name="P11">in DFs model, drift is only important for tiny minority of population</text:p>
            </text:list-item>
          </text:list>
        </text:list-item>
        <text:list-item>
          <text:p text:style-name="P11"><text:span text:style-name="T2">REMARK:</text:span> Note the difference</text:p>
          <text:list>
            <text:list-item>
              <text:p text:style-name="P11">Ne&gt;&gt;1/s implies selection dominates drift</text:p>
            </text:list-item>
            <text:list-item>
              <text:p text:style-name="P11">s/Ub&gt;&gt;1 implies sweeps occur faster than mutations appear (<text:span text:style-name="T2">heuristic </text:span><text:span text:style-name="T3">← need to check!</text:span>)</text:p>
            </text:list-item>
          </text:list>
        </text:list-item>
        <text:list-item>
          <text:p text:style-name="P12">Two important effects in CMR: </text:p>
          <text:list>
            <text:list-item>
              <text:p text:style-name="P12">clonal interference – occurs when beneficial mutation wasted due to being out-competed by more strongly beneficial mutation</text:p>
            </text:list-item>
            <text:list-item>
              <text:p text:style-name="P12">multiple mutations occur in same lineage before first beneficial mutation fixes</text:p>
            </text:list-item>
          </text:list>
        </text:list-item>
        <text:list-item>
          <text:p text:style-name="P13">Dynamics of evol in CMR important for </text:p>
          <text:list>
            <text:list-item>
              <text:p text:style-name="P13">forming null expectations about experimental, observational and genomic data</text:p>
            </text:list-item>
            <text:list-item>
              <text:p text:style-name="P13">also to have a way of thinking about positive selection when SMR fails to apply: occurs with wide arrays of populations: viruses, and most unicellular organisms</text:p>
            </text:list-item>
          </text:list>
        </text:list-item>
        <text:list-item>
          <text:p text:style-name="P14">CMR idea dates back to Fisher (1930) and Muller (1932) with Fisher-Muller hypothesis for advantage of sex: sexual pops can recombine beneficial mutations and reduces waste of beneficial mutations <text:span text:style-name="T5">in asexual pops</text:span></text:p>
        </text:list-item>
        <text:list-item>
          <text:p text:style-name="P15">Previous work on CMR</text:p>
          <text:list>
            <text:list-item>
              <text:p text:style-name="P15">Crow Kimura (1965), Bodmer (1970), Maynard Smith (1971): <text:span text:style-name="T6">advantages of sex</text:span></text:p>
            </text:list-item>
            <text:list-item>
              <text:p text:style-name="P15">Hill Robertson (1966): <text:s/><text:span text:style-name="T6">link diseqiul from multiple linked ben mutations segregating simultaneously</text:span></text:p>
            </text:list-item>
            <text:list-item>
              <text:p text:style-name="P16">Barton (1995), Otto Barton (1997,2001), Barton Otto (2005): buildup of link disequil due to mutation and selection and avg effect of recombination on variance of fitness and distruction of link disequil.</text:p>
            </text:list-item>
          </text:list>
        </text:list-item>
        <text:list-item>
          <text:p text:style-name="P16">In this article do not focus on sex</text:p>
        </text:list-item>
        <text:list-item>
          <text:p text:style-name="P16">specific model of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Gomez</meta:initial-creator>
    <meta:creation-date>2016-08-27T12:16:21.12</meta:creation-date>
    <meta:generator>LibreOffice/5.1.4.2$Linux_X86_64 LibreOffice_project/10m0$Build-2</meta:generator>
    <dc:date>2016-08-29T11:03:54.328514577</dc:date>
    <meta:editing-duration>PT1H23M16S</meta:editing-duration>
    <meta:editing-cycles>8</meta:editing-cycles>
    <meta:document-statistic meta:table-count="0" meta:image-count="0" meta:object-count="0" meta:page-count="3" meta:paragraph-count="69" meta:word-count="648" meta:character-count="4012" meta:non-whitespace-character-count="3483"/>
  </office:meta>
</office:document-meta>
</file>